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style:font-name="Lato"/>
    </style:style>
    <style:style style:name="P2" style:family="paragraph" style:parent-style-name="Preformatted_20_Text">
      <style:paragraph-properties fo:text-align="justify" style:justify-single-word="false"/>
      <style:text-properties style:font-name="Lato" officeooo:paragraph-rsid="0014bf7e"/>
    </style:style>
    <style:style style:name="P3" style:family="paragraph" style:parent-style-name="Preformatted_20_Text">
      <style:text-properties style:font-name="Lato" officeooo:paragraph-rsid="0014bf7e"/>
    </style:style>
    <style:style style:name="P4" style:family="paragraph" style:parent-style-name="Preformatted_20_Text">
      <style:paragraph-properties fo:text-align="justify" style:justify-single-word="false"/>
      <style:text-properties style:font-name="Lato" fo:language="fr" fo:country="FR" officeooo:paragraph-rsid="0014bf7e"/>
    </style:style>
    <style:style style:name="P5" style:family="paragraph" style:parent-style-name="Preformatted_20_Text">
      <style:paragraph-properties fo:text-align="justify" style:justify-single-word="false"/>
      <style:text-properties style:font-name="Lato" fo:font-size="11pt" fo:language="fr" fo:country="FR" officeooo:paragraph-rsid="0015c623" style:font-size-asian="11pt" style:font-size-complex="11pt"/>
    </style:style>
    <style:style style:name="P6" style:family="paragraph" style:parent-style-name="Preformatted_20_Text">
      <style:paragraph-properties fo:text-align="justify" style:justify-single-word="false"/>
      <style:text-properties style:font-name="Lato" fo:font-size="11pt" fo:language="fr" fo:country="FR" officeooo:paragraph-rsid="0014bf7e" style:font-size-asian="11pt" style:font-size-complex="11pt"/>
    </style:style>
    <style:style style:name="P7" style:family="paragraph" style:parent-style-name="Preformatted_20_Text">
      <style:text-properties style:font-name="Lato" fo:font-size="11pt" fo:language="fr" fo:country="FR" officeooo:paragraph-rsid="0014bf7e" style:font-size-asian="11pt" style:font-size-complex="11pt"/>
    </style:style>
    <style:style style:name="P8" style:family="paragraph" style:parent-style-name="Preformatted_20_Text">
      <style:paragraph-properties fo:text-align="justify" style:justify-single-word="false"/>
      <style:text-properties fo:font-size="11pt" fo:language="fr" fo:country="FR" officeooo:paragraph-rsid="0014bf7e" style:font-size-asian="11pt" style:font-size-complex="11pt"/>
    </style:style>
    <style:style style:name="P9" style:family="paragraph" style:parent-style-name="Standard">
      <style:paragraph-properties fo:text-align="justify" style:justify-single-word="false"/>
      <style:text-properties style:font-name="Lato" officeooo:paragraph-rsid="0014bf7e"/>
    </style:style>
    <style:style style:name="P10" style:family="paragraph" style:parent-style-name="Standard">
      <style:paragraph-properties fo:text-align="justify" style:justify-single-word="false"/>
      <style:text-properties style:font-name="Lato" fo:font-size="14pt" fo:language="en" fo:country="US" officeooo:paragraph-rsid="0014bf7e" style:font-size-asian="14pt" style:font-name-complex="Times New Roman1" style:font-size-complex="14pt" style:font-weight-complex="bold"/>
    </style:style>
    <style:style style:name="P11" style:family="paragraph" style:parent-style-name="Standard">
      <style:paragraph-properties fo:text-align="justify" style:justify-single-word="false"/>
      <style:text-properties style:font-name="Lato" fo:language="en" fo:country="US" officeooo:paragraph-rsid="0014bf7e" style:font-name-complex="Times New Roman1" style:font-weight-complex="bold"/>
    </style:style>
    <style:style style:name="P12" style:family="paragraph" style:parent-style-name="Standard">
      <style:text-properties style:font-name="Lato" officeooo:paragraph-rsid="0014bf7e"/>
    </style:style>
    <style:style style:name="P13" style:family="paragraph" style:parent-style-name="Standard">
      <style:paragraph-properties fo:text-align="justify" style:justify-single-word="false" fo:break-before="page"/>
      <style:text-properties style:font-name="Lato" officeooo:paragraph-rsid="0014bf7e"/>
    </style:style>
    <style:style style:name="T1" style:family="text">
      <style:text-properties fo:font-size="14pt" fo:language="en" fo:country="US" fo:font-weight="bold" style:font-size-asian="14pt" style:font-weight-asian="bold" style:font-name-complex="Times New Roman1" style:font-size-complex="14pt" style:font-weight-complex="bold"/>
    </style:style>
    <style:style style:name="T2" style:family="text">
      <style:text-properties fo:font-size="14pt" fo:font-weight="bold" style:font-size-asian="14pt" style:font-weight-asian="bold" style:font-name-complex="Times New Roman1" style:font-size-complex="14pt" style:font-weight-complex="bold"/>
    </style:style>
    <style:style style:name="T3" style:family="text">
      <style:text-properties fo:language="en" fo:country="US" style:font-name-complex="Times New Roman1" style:font-weight-complex="bold"/>
    </style:style>
    <style:style style:name="T4" style:family="text">
      <style:text-properties fo:language="en" fo:country="US" officeooo:rsid="0014bf7e" style:font-name-complex="Times New Roman1" style:font-weight-complex="bold"/>
    </style:style>
    <style:style style:name="T5" style:family="text">
      <style:text-properties fo:language="en" fo:country="US" officeooo:rsid="0014ed82" style:font-name-complex="Times New Roman1" style:font-weight-complex="bold"/>
    </style:style>
    <style:style style:name="T6" style:family="text">
      <style:text-properties fo:language="en" fo:country="US" officeooo:rsid="0015c623" style:font-name-complex="Times New Roman1" style:font-weight-complex="bold"/>
    </style:style>
    <style:style style:name="T7" style:family="text">
      <style:text-properties fo:language="en" fo:country="US" style:text-underline-style="solid" style:text-underline-width="auto" style:text-underline-color="font-color" style:font-name-complex="Times New Roman1" style:font-weight-complex="bold"/>
    </style:style>
    <style:style style:name="T8" style:family="text">
      <style:text-properties style:text-underline-style="solid" style:text-underline-width="auto" style:text-underline-color="font-color" style:font-name-complex="Times New Roman1" style:font-weight-complex="bold"/>
    </style:style>
    <style:style style:name="T9" style:family="text">
      <style:text-properties officeooo:rsid="0014bf7e"/>
    </style:style>
    <style:style style:name="T10" style:family="text">
      <style:text-properties style:font-name="Lato" fo:language="en" fo:country="US" style:font-name-complex="Times New Roman1" style:font-weight-complex="bold"/>
    </style:style>
    <style:style style:name="T11" style:family="text">
      <style:text-properties style:font-name="Lato" fo:language="en" fo:country="US" officeooo:rsid="0014bf7e" style:font-name-complex="Times New Roman1" style:font-weight-complex="bold"/>
    </style:style>
    <style:style style:name="T12" style:family="text">
      <style:text-properties style:font-name="Lato" fo:language="en" fo:country="US" officeooo:rsid="0014ed82" style:font-name-complex="Times New Roman1" style:font-weight-complex="bold"/>
    </style:style>
    <style:style style:name="T13" style:family="text">
      <style:text-properties style:font-name="Lato" fo:language="en" fo:country="US" style:text-underline-style="solid" style:text-underline-width="auto" style:text-underline-color="font-color" style:font-name-complex="Times New Roman1" style:font-weight-complex="bold"/>
    </style:style>
    <style:style style:name="T14" style:family="text">
      <style:text-properties style:font-name="Lato" fo:language="en" fo:country="US" style:text-underline-style="solid" style:text-underline-width="auto" style:text-underline-color="font-color" officeooo:rsid="0014bf7e" style:font-name-asian="Noto Sans Mono CJK SC" style:font-name-complex="Times New Roman1" style:font-weight-complex="bold"/>
    </style:style>
    <style:style style:name="T15" style:family="text">
      <style:text-properties style:font-name="Lato" fo:language="en" fo:country="US" officeooo:rsid="0014ed82" style:font-name-asian="Noto Sans Mono CJK SC" style:font-name-complex="Times New Roman1" style:font-weight-complex="bold"/>
    </style:style>
    <style:style style:name="T16" style:family="text">
      <style:text-properties style:font-name="Lato" fo:language="en" fo:country="US" officeooo:rsid="0014bf7e" style:font-name-asian="Noto Sans Mono CJK SC" style:font-name-complex="Times New Roman1" style:font-weight-complex="bold"/>
    </style:style>
    <style:style style:name="T17" style:family="text">
      <style:text-properties style:font-name="Lato" fo:font-size="10pt" fo:language="en" fo:country="US" officeooo:rsid="0014bf7e" style:font-name-asian="Noto Sans Mono CJK SC" style:font-size-asian="10pt" style:font-name-complex="Times New Roman1" style:font-size-complex="10pt" style:font-weight-complex="bold"/>
    </style:style>
    <style:style style:name="T18" style:family="text">
      <style:text-properties style:font-name="Lato" fo:font-size="10pt" fo:language="en" fo:country="US" officeooo:rsid="0014ed82" style:font-name-asian="Noto Sans Mono CJK SC" style:font-size-asian="10pt" style:font-name-complex="Times New Roman1" style:font-size-complex="10pt" style:font-weight-complex="bold"/>
    </style:style>
    <style:style style:name="T19" style:family="text">
      <style:text-properties style:font-name="Lato" fo:font-size="10pt" fo:language="en" fo:country="US" style:text-underline-style="solid" style:text-underline-width="auto" style:text-underline-color="font-color" officeooo:rsid="0014bf7e" style:font-name-asian="Noto Sans Mono CJK SC" style:font-size-asian="10pt" style:font-name-complex="Times New Roman1" style:font-size-complex="10pt" style:font-weight-complex="bold"/>
    </style:style>
    <style:style style:name="T20" style:family="text">
      <style:text-properties style:font-name="Lato" style:font-name-complex="Times New Roman1" style:font-weight-complex="bold"/>
    </style:style>
    <style:style style:name="T21" style:family="text">
      <style:text-properties style:font-name="Lato" officeooo:rsid="0014bf7e" style:font-name-complex="Times New Roman1" style:font-weight-complex="bold"/>
    </style:style>
    <style:style style:name="T22" style:family="text">
      <style:text-properties style:font-name="Lato" officeooo:rsid="0014ed82" style:font-name-asian="Noto Sans Mono CJK SC" style:font-name-complex="Times New Roman1" style:font-weight-complex="bold"/>
    </style:style>
    <style:style style:name="T23" style:family="text">
      <style:text-properties style:font-name="Lato" officeooo:rsid="0014bf7e" style:font-name-asian="Noto Sans Mono CJK SC" style:font-name-complex="Times New Roman1" style:font-weight-complex="bold"/>
    </style:style>
    <style:style style:name="T24" style:family="text">
      <style:text-properties style:font-name="Lato" style:text-underline-style="solid" style:text-underline-width="auto" style:text-underline-color="font-color" style:font-name-complex="Times New Roman1" style:font-weight-complex="bold"/>
    </style:style>
    <style:style style:name="T25" style:family="text">
      <style:text-properties style:font-name="Lato" style:text-underline-style="solid" style:text-underline-width="auto" style:text-underline-color="font-color" officeooo:rsid="0014bf7e" style:font-name-asian="Noto Sans Mono CJK SC" style:font-name-complex="Times New Roman1" style:font-weight-complex="bold"/>
    </style:style>
    <style:style style:name="T26" style:family="text">
      <style:text-properties officeooo:rsid="0014ed82"/>
    </style:style>
    <style:style style:name="T27" style:family="text">
      <style:text-properties officeooo:rsid="0015c623"/>
    </style:style>
    <style:style style:name="T28" style:family="text">
      <style:text-properties style:font-name-complex="Times New Roman1" style:font-weight-complex="bold"/>
    </style:style>
    <style:style style:name="T29" style:family="text">
      <style:text-properties officeooo:rsid="0015c623" style:font-name-complex="Times New Roman1" style:font-weight-complex="bold"/>
    </style:style>
    <style:style style:name="T30" style:family="text">
      <style:text-properties officeooo:rsid="0014ed82" style:font-name-complex="Times New Roman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9"><text:span text:style-name="T1">New ‘Erasmus’ scheme will not pay tuition or travel costs and living allowance slashed.</text:span></text:p>
      <text:p text:style-name="P9"><text:span text:style-name="T1"/></text:p>
      <text:p text:style-name="P4"><text:span text:style-name="T2">Le nouveau programme Erasmus ne financera ni les frais de scolarité ni les frais de voyage et l'allocation de subsistance a été réduite.</text:span></text:p>
      <text:p text:style-name="P10"/>
      <text:p text:style-name="P9"><text:span text:style-name="T3">The replacement for the Erasmus study exchange scheme will not fund tuition or travel costs, it has emerged – and the living allowance has been slashed.</text:span></text:p>
      <text:p text:style-name="P9"><text:span text:style-name="T3"/></text:p>
      <text:p text:style-name="P6"><text:span text:style-name="T28">Le nouveau programme d'échange d'étudiants Erasmus ne financera ni les frais de scolarité ni les frais de voyage, et l'allocation de </text:span><text:span text:style-name="T8">subsistance</text:span><text:span text:style-name="T28"> a été réduite.</text:span></text:p>
      <text:p text:style-name="P2"><text:span text:style-name="T3"/></text:p>
      <text:p text:style-name="P2"><text:span text:style-name="T3"/></text:p>
      <text:p text:style-name="P11"/>
      <text:p text:style-name="P9"><text:span text:style-name="T3">The reality of the new project has triggered fresh accusations that ministers are crushing the hopes of huge numbers of students who want to live, study and travel abroad.</text:span></text:p>
      <text:p text:style-name="P9"><text:span text:style-name="T3"/></text:p>
      <text:p text:style-name="P8"><text:span text:style-name="T24">La réalité du</text:span><text:span text:style-name="T20"> nouveau projet a </text:span><text:span text:style-name="T23">engendré</text:span><text:span text:style-name="T20"> de nouvelles accusations selon lesquelles les ministres anéantissent les espoirs d'un grand nombre d'étudiants qui souhaitent vivre, étudier et voyager à l'étranger.</text:span></text:p>
      <text:p text:style-name="P2"><text:span text:style-name="T3"/></text:p>
      <text:p text:style-name="P11"/>
      <text:p text:style-name="P11"/>
      <text:p text:style-name="P9"><text:span text:style-name="T3">Boris Johnson promised last year that there was “no threat” to the hugely-popular Erasmus programme, but his Brexit trade deal then pulled the plug.</text:span></text:p>
      <text:p text:style-name="P9"><text:span text:style-name="T3"/></text:p>
      <text:p text:style-name="P8"><text:span text:style-name="T20">Boris Johnson avait promis l'année dernière que le </text:span><text:span text:style-name="T21">réputé </text:span><text:span text:style-name="T20">programme Erasmus n'était "pas menacé", mais son accord commercial du Brexit</text:span><text:span text:style-name="T24"> </text:span><text:span text:style-name="T25">semble signifier le contraire</text:span><text:span text:style-name="T20">.</text:span></text:p>
      <text:p text:style-name="P2"><text:span text:style-name="T3"/></text:p>
      <text:p text:style-name="P2"><text:span text:style-name="T3"/></text:p>
      <text:p text:style-name="P11"/>
      <text:p text:style-name="P9"><text:span text:style-name="T3">Amid an outcry, ministers rushed out the announcement of a new “Turing Scheme”, named after the legendary Second World War codebreaker Alan Turing. </text:span></text:p>
      <text:p text:style-name="P9"><text:span text:style-name="T3"/></text:p>
      <text:p text:style-name="P8"><text:span text:style-name="T20">Au milieu d'un tollé, les ministres se sont empressés d'annoncer un nouveau "programme Turing", </text:span><text:span text:style-name="T22">nommé après le légendaire</text:span><text:span text:style-name="T20"> décrypteur de la Seconde Guerre mondiale, Alan Turing.</text:span></text:p>
      <text:p text:style-name="P2"><text:span text:style-name="T3"/></text:p>
      <text:p text:style-name="P2"><text:span text:style-name="T3"/></text:p>
      <text:p text:style-name="P11"/>
      <text:p text:style-name="P9"><text:span text:style-name="T3">But details smuggled out by the Department for Education (DfE) have now revealed far less financial support than was provided by Erasmus – which was scrapped to save money.</text:span></text:p>
      <text:p text:style-name="P9"><text:span text:style-name="T3"/></text:p>
      <text:p text:style-name="P6"><text:span text:style-name="T28">Mais les détails divulgués en douce par le ministère de l'éducation (DfE) ont révélé que le soutien financier était bien moindre que celui apporté par Erasmus, qui a été supprimé par souci d'économie.</text:span></text:p>
      <text:p text:style-name="P2"><text:span text:style-name="T3"/></text:p>
      <text:p text:style-name="P2"><text:span text:style-name="T3"/></text:p>
      <text:p text:style-name="P13"><text:span text:style-name="T3">The European Commission paid travel costs of up to £1,315, but only students from the most disadvantaged backgrounds will receive help from the UK government.</text:span></text:p>
      <text:p text:style-name="P9"><text:span text:style-name="T3"/></text:p>
      <text:p text:style-name="P6"><text:span text:style-name="T28">La Commission européenne payait les frais de voyage jusqu'à</text:span><text:span text:style-name="T30"> environ</text:span><text:span text:style-name="T28"> 1 </text:span><text:span text:style-name="T30">545 €</text:span><text:span text:style-name="T28">, mais seuls les étudiants issus des milieux les plus défavorisés recevront une aide du gouvernement britannique.</text:span></text:p>
      <text:p text:style-name="P2"><text:span text:style-name="T3"/></text:p>
      <text:p text:style-name="P2"><text:span text:style-name="T3"/></text:p>
      <text:p text:style-name="P11"/>
      <text:p text:style-name="P9"><text:span text:style-name="T3">And, most significantly, free studies in any EU country, plus some others in Europe, has been replaced by pressure on universities and colleges to strike deals.</text:span></text:p>
      <text:p text:style-name="P9"><text:span text:style-name="T3"/></text:p>
      <text:p text:style-name="P6"><text:span text:style-name="T28">Et, surtout, la gratuité des études dans n'importe quel pays de l'UE, plus quelques autres en Europe, </text:span><text:span text:style-name="T8">a été remplacée</text:span><text:span text:style-name="T28"> par une pression sur les universités et les collèges pour qu'ils concluent des accords.</text:span></text:p>
      <text:p text:style-name="P2"><text:span text:style-name="T3"/></text:p>
      <text:p text:style-name="P2"><text:span text:style-name="T3"/></text:p>
      <text:p text:style-name="P11"/>
      <text:p text:style-name="P9"><text:span text:style-name="T3">“Turing Scheme funding is not available for tuition fees,” its website admits. “There is an expectation that HE providers will agree tuition fee waivers with their partner HE providers, in order to facilitate student study placements.”</text:span></text:p>
      <text:p text:style-name="P9"><text:span text:style-name="T3"/></text:p>
      <text:p text:style-name="P3"/>
      <text:p text:style-name="P5"><text:span text:style-name="T28">"Le financement du programme Turing n'est pas disponible pour les frais de scolarité", reconnaît le site web.</text:span><text:span text:style-name="T29"> </text:span><text:span text:style-name="T28">"On s'attend à ce que les prestataires d'enseignement supérieur conviennent de dérogations aux frais de scolarité avec leurs partenaires, afin de faciliter le placement des étudiants."</text:span></text:p>
      <text:p text:style-name="P2"><text:span text:style-name="T3"/></text:p>
      <text:p text:style-name="P2"><text:span text:style-name="T3"/></text:p>
      <text:p text:style-name="P11"/>
      <text:p text:style-name="P9"><text:span text:style-name="T3">The Scottish National Party said it had calculated that the cost of living allowance has also been slashed by a fifth.</text:span></text:p>
      <text:p text:style-name="P12"/>
      <text:p text:style-name="P7">Le Scottish National Party<text:span text:style-name="T27"> (Parti Nationaliste Ecossais)</text:span> a déclaré qu'il avait calculé que l'allocation de vie chère avait également été réduite d'un cinquième.</text:p>
      <text:p text:style-name="P1"><text: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02T13:13:32.478379728</dc:date>
    <meta:editing-duration>PT6M10S</meta:editing-duration>
    <meta:editing-cycles>2</meta:editing-cycles>
    <meta:document-statistic meta:table-count="0" meta:image-count="0" meta:object-count="0" meta:page-count="2" meta:paragraph-count="21" meta:word-count="540" meta:character-count="3438" meta:non-whitespace-character-count="2914"/>
  </office:meta>
</office:document-meta>
</file>